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1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3333ff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 style:data-style-name="N11"/>
    <style:style style:name="T1" style:family="text">
      <style:text-properties fo:color="#ff3333"/>
    </style:style>
    <style:style style:name="T2" style:family="text">
      <style:text-properties fo:color="#009900"/>
    </style:style>
    <style:style style:name="T3" style:family="text">
      <style:text-properties fo:color="#3333ff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PHP Stack</text:p>
          </table:table-cell>
          <table:table-cell office:value-type="string" calcext:value-type="string">
            <text:p>MPHP Register</text:p>
          </table:table-cell>
          <table:table-cell office:value-type="string" calcext:value-type="string">
            <text:p>MPHP Stack v2</text:p>
          </table:table-cell>
          <table:table-cell office:value-type="string" calcext:value-type="string">
            <text:p>MHP Stack v3 (C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25.412386" calcext:value-type="float">
            <text:p>25,412386</text:p>
          </table:table-cell>
          <table:table-cell office:value-type="float" office:value="307.493635" calcext:value-type="float">
            <text:p>307,4936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964963" calcext:value-type="float">
            <text:p>0,964963</text:p>
          </table:table-cell>
          <table:table-cell office:value-type="float" office:value="23.27202" calcext:value-type="float">
            <text:p>23,272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102.711822" calcext:value-type="float">
            <text:p>102,711822</text:p>
          </table:table-cell>
          <table:table-cell office:value-type="float" office:value="2599.840043" calcext:value-type="float">
            <text:p>2599,840043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eue Messung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13.055288" calcext:value-type="float">
            <text:p>13,055288</text:p>
          </table:table-cell>
          <table:table-cell office:value-type="float" office:value="159.796059" calcext:value-type="float">
            <text:p>159,796059</text:p>
          </table:table-cell>
          <table:table-cell office:value-type="float" office:value="32.646853" calcext:value-type="float">
            <text:p>32,646853</text:p>
          </table:table-cell>
          <table:table-cell office:value-type="float" office:value="97.056809" calcext:value-type="float">
            <text:p>97,056809</text:p>
          </table:table-cell>
          <table:table-cell office:value-type="float" office:value="66.75766" calcext:value-type="float">
            <text:p>66,757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466522" calcext:value-type="float">
            <text:p>0,466522</text:p>
          </table:table-cell>
          <table:table-cell office:value-type="float" office:value="11.417192" calcext:value-type="float">
            <text:p>11,417192</text:p>
          </table:table-cell>
          <table:table-cell office:value-type="float" office:value="1.665309" calcext:value-type="float">
            <text:p>1,665309</text:p>
          </table:table-cell>
          <table:table-cell office:value-type="float" office:value="12.260785" calcext:value-type="float">
            <text:p>12,260785</text:p>
          </table:table-cell>
          <table:table-cell office:value-type="float" office:value="3.792478" calcext:value-type="float">
            <text:p>3,7924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53.716328" calcext:value-type="float">
            <text:p>53,716328</text:p>
          </table:table-cell>
          <table:table-cell office:value-type="float" office:value="1332.704039" calcext:value-type="float">
            <text:p>1332,704039</text:p>
          </table:table-cell>
          <table:table-cell office:value-type="float" office:value="179.463353" calcext:value-type="float">
            <text:p>179,463353</text:p>
          </table:table-cell>
          <table:table-cell/>
          <table:table-cell office:value-type="float" office:value="554.045175" calcext:value-type="float">
            <text:p>554,045175</text:p>
          </table:table-cell>
          <table:table-cell table:number-columns-repeated="25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MPHP RE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6"/>30818,148986 <text:s text:c="5"/>task-clock (msec) <text:s text:c="8"/></text:p>
          </table:table-cell>
          <table:table-cell office:value-type="string" calcext:value-type="string">
            <text:p><text:s text:c="4"/>1,000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3"/>4.287 <text:s text:c="5"/>context-switches <text:s text:c="9"/></text:p>
          </table:table-cell>
          <table:table-cell office:value-type="string" calcext:value-type="string">
            <text:p><text:s text:c="4"/>0,139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27 <text:s text:c="5"/>cpu-migrations <text:s text:c="11"/></text:p>
          </table:table-cell>
          <table:table-cell office:value-type="string" calcext:value-type="string">
            <text:p><text:s text:c="4"/>0,001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70 <text:s text:c="5"/>page-faults <text:s text:c="14"/></text:p>
          </table:table-cell>
          <table:table-cell office:value-type="string" calcext:value-type="string">
            <text:p><text:s text:c="4"/>0,02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122.612.650.920 <text:s text:c="5"/>cycles <text:s text:c="19"/></text:p>
          </table:table-cell>
          <table:table-cell office:value-type="string" calcext:value-type="string">
            <text:p><text:s text:c="4"/>3,979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343.829.619.989 <text:s text:c="5"/>instructions <text:s text:c="13"/></text:p>
          </table:table-cell>
          <table:table-cell office:value-type="string" calcext:value-type="string">
            <text:p><text:s text:c="4"/>2,80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4"/>72.087.544.049 <text:s text:c="5"/>branches <text:s text:c="17"/></text:p>
          </table:table-cell>
          <table:table-cell office:value-type="string" calcext:value-type="string">
            <text:p><text:s/>2339,126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7"/>270.425.702 <text:s text:c="5"/>branch-misses <text:s text:c="12"/></text:p>
          </table:table-cell>
          <table:table-cell office:value-type="string" calcext:value-type="string">
            <text:p><text:s text:c="4"/>0,38% of all branches </text:p>
          </table:table-cell>
          <table:table-cell table:number-columns-repeated="28"/>
          <table:table-cell table:style-name="ce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PHP STA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5"/>156152,347317 <text:s text:c="5"/>task-clock (msec) <text:s text:c="8"/></text:p>
          </table:table-cell>
          <table:table-cell office:value-type="string" calcext:value-type="string">
            <text:p><text:s text:c="4"/>1,001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2"/>15.968 <text:s text:c="5"/>context-switches <text:s text:c="9"/></text:p>
          </table:table-cell>
          <table:table-cell office:value-type="string" calcext:value-type="string">
            <text:p><text:s text:c="4"/>0,102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13 <text:s text:c="5"/>cpu-migrations <text:s text:c="11"/></text:p>
          </table:table-cell>
          <table:table-cell office:value-type="string" calcext:value-type="string">
            <text:p><text:s text:c="4"/>0,000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64 <text:s text:c="5"/>page-faults <text:s text:c="14"/></text:p>
          </table:table-cell>
          <table:table-cell office:value-type="string" calcext:value-type="string">
            <text:p><text:s text:c="4"/>0,00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596.578.289.974 <text:s text:c="5"/>cycles <text:s text:c="19"/></text:p>
          </table:table-cell>
          <table:table-cell office:value-type="string" calcext:value-type="string">
            <text:p><text:s text:c="4"/>3,820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/>1.507.349.641.889 <text:s text:c="5"/>instructions <text:s text:c="13"/></text:p>
          </table:table-cell>
          <table:table-cell office:value-type="string" calcext:value-type="string">
            <text:p><text:s text:c="4"/>2,53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286.462.792.099 <text:s text:c="5"/>branches <text:s text:c="17"/></text:p>
          </table:table-cell>
          <table:table-cell office:value-type="string" calcext:value-type="string">
            <text:p><text:s/>1834,508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5"/>1.986.717.174 <text:s text:c="5"/>branch-misses <text:s text:c="12"/></text:p>
          </table:table-cell>
          <table:table-cell office:value-type="string" calcext:value-type="string">
            <text:p><text:s text:c="4"/>0,69% of all branches</text:p>
          </table:table-cell>
          <table:table-cell table:number-columns-repeated="2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Call Auswertung von MPHP Stack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blockentry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749164302" calcext:value-type="float">
            <text:p>3674916430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1" calcext:value-type="float">
            <text:p>5358285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/>TotalTime</text:p>
          </table:table-cell>
          <table:table-cell office:value-type="float" office:value="33599995023" calcext:value-type="float">
            <text:p>33599995023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<text:s/>TotalTime</text:p>
          </table:table-cell>
          <table:table-cell office:value-type="float" office:value="40904020010" calcext:value-type="float">
            <text:p>40904020010</text:p>
          </table:table-cell>
          <table:table-cell office:value-type="string" calcext:value-type="string">
            <text:p><text:s/>MeanTim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choi</text:p>
          </table:table-cell>
          <table:table-cell office:value-type="string" calcext:value-type="string">
            <text:p><text:s/>TotalTime</text:p>
          </table:table-cell>
          <table:table-cell office:value-type="float" office:value="260911" calcext:value-type="float">
            <text:p>260911</text:p>
          </table:table-cell>
          <table:table-cell office:value-type="string" calcext:value-type="string">
            <text:p><text:s/>MeanTime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gentry</text:p>
          </table:table-cell>
          <table:table-cell office:value-type="string" calcext:value-type="string">
            <text:p><text:s/>Total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Mean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false</text:p>
          </table:table-cell>
          <table:table-cell office:value-type="string" calcext:value-type="string">
            <text:p><text:s/>TotalTime</text:p>
          </table:table-cell>
          <table:table-cell office:value-type="float" office:value="32878821506" calcext:value-type="float">
            <text:p>32878821506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exit</text:p>
          </table:table-cell>
          <table:table-cell office:value-type="string" calcext:value-type="string">
            <text:p><text:s/>TotalTime</text:p>
          </table:table-cell>
          <table:table-cell office:value-type="float" office:value="42428873812" calcext:value-type="float">
            <text:p>42428873812</text:p>
          </table:table-cell>
          <table:table-cell office:value-type="string" calcext:value-type="string">
            <text:p><text:s/>MeanTi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<text:s/>TotalTime</text:p>
          </table:table-cell>
          <table:table-cell office:value-type="float" office:value="15438996786" calcext:value-type="float">
            <text:p>15438996786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t</text:p>
          </table:table-cell>
          <table:table-cell office:value-type="string" calcext:value-type="string">
            <text:p><text:s/>TotalTime</text:p>
          </table:table-cell>
          <table:table-cell office:value-type="float" office:value="30636393789" calcext:value-type="float">
            <text:p>30636393789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<text:s/>TotalTime</text:p>
          </table:table-cell>
          <table:table-cell office:value-type="float" office:value="43338521073" calcext:value-type="float">
            <text:p>43338521073</text:p>
          </table:table-cell>
          <table:table-cell office:value-type="string" calcext:value-type="string">
            <text:p><text:s/>MeanTi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trieve</text:p>
          </table:table-cell>
          <table:table-cell table:style-name="ce2" office:value-type="string" calcext:value-type="string">
            <text:p><text:s/>TotalTime</text:p>
          </table:table-cell>
          <table:table-cell table:style-name="ce2" office:value-type="float" office:value="84148206395" calcext:value-type="float">
            <text:p>84148206395</text:p>
          </table:table-cell>
          <table:table-cell table:style-name="ce2" office:value-type="string" calcext:value-type="string">
            <text:p><text:s/>MeanTim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s/>#Calls</text:p>
          </table:table-cell>
          <table:table-cell table:style-name="ce2" office:value-type="float" office:value="1071657181" calcext:value-type="float">
            <text:p>10716571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entry</text:p>
          </table:table-cell>
          <table:table-cell office:value-type="string" calcext:value-type="string">
            <text:p><text:s/>TotalTime</text:p>
          </table:table-cell>
          <table:table-cell office:value-type="float" office:value="36113152408" calcext:value-type="float">
            <text:p>36113152408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blockreturn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563261541" calcext:value-type="float">
            <text:p>36563261541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chos</text:p>
          </table:table-cell>
          <table:table-cell office:value-type="string" calcext:value-type="string">
            <text:p><text:s/>TotalTime</text:p>
          </table:table-cell>
          <table:table-cell office:value-type="float" office:value="60430" calcext:value-type="float">
            <text:p>60430</text:p>
          </table:table-cell>
          <table:table-cell office:value-type="string" calcext:value-type="string">
            <text:p><text:s/>MeanTime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gexit</text:p>
          </table:table-cell>
          <table:table-cell office:value-type="string" calcext:value-type="string">
            <text:p><text:s/>Total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<text:s/>TotalTime</text:p>
          </table:table-cell>
          <table:table-cell table:style-name="ce3" office:value-type="float" office:value="147471118414" calcext:value-type="float">
            <text:p>147471118414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411228577" calcext:value-type="float">
            <text:p>2411228577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blockexit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<text:s/>TotalTime</text:p>
          </table:table-cell>
          <table:table-cell office:value-type="float" office:value="35311444902" calcext:value-type="float">
            <text:p>35311444902</text:p>
          </table:table-cell>
          <table:table-cell office:value-type="string" calcext:value-type="string">
            <text:p><text:s/>MeanTi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Optimierungen: Die <text:span text:style-name="T1">rot markierten</text:span> befehle werden entfernt – Blöcke werden behandelt wie beim register-interpreter (nur neue blöcke für funktionen – alle anderen blöcke werden statisch gesprüft und dann zum funktionsblock hinzugefügt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2">Grün markiert:</text:span> Für jeden funktionsaufruf gibt es 2 push-befehle, die nur platz reservieren, diese werden entfernt – wenns geh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3">Blau markiert:</text:span> Retrieve wird ziemlich oft gebraucht, vielleicht kann man die store und retrieve befehle schnellermachen, bzw. ein paar einspar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PHP REG hat viel weniger jumps, weil in der stack-version jeder return noch einen jump ans ende der funktion auslöst, was ziemlich viel aufwand ist um zu returnen</text:p>
          </table:table-cell>
          <table:table-cell table:number-columns-repeated="3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Call Auswertung von MPHP Re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pProgExit</text:p>
          </table:table-cell>
          <table:table-cell office:value-type="string" calcext:value-type="string">
            <text:p><text:s/>Total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Mean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Store</text:p>
          </table:table-cell>
          <table:table-cell office:value-type="string" calcext:value-type="string">
            <text:p><text:s/>TotalTime</text:p>
          </table:table-cell>
          <table:table-cell office:value-type="float" office:value="75253952724" calcext:value-type="float">
            <text:p>75253952724</text:p>
          </table:table-cell>
          <table:table-cell office:value-type="string" calcext:value-type="string">
            <text:p><text:s/>MeanTim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Calls</text:p>
          </table:table-cell>
          <table:table-cell office:value-type="float" office:value="1339571437" calcext:value-type="float">
            <text:p>1339571437</text:p>
          </table:table-cell>
          <table:table-cell office:value-type="string" calcext:value-type="string">
            <text:p>← viel mehr stores, weil die zwischenergebnisse gespeichert werden müsse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pJFalse</text:p>
          </table:table-cell>
          <table:table-cell office:value-type="string" calcext:value-type="string">
            <text:p><text:s/>TotalTime</text:p>
          </table:table-cell>
          <table:table-cell office:value-type="float" office:value="30629803378" calcext:value-type="float">
            <text:p>30629803378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Call</text:p>
          </table:table-cell>
          <table:table-cell office:value-type="string" calcext:value-type="string">
            <text:p><text:s/>TotalTime</text:p>
          </table:table-cell>
          <table:table-cell office:value-type="float" office:value="34435499395" calcext:value-type="float">
            <text:p>34435499395</text:p>
          </table:table-cell>
          <table:table-cell office:value-type="string" calcext:value-type="string">
            <text:p><text:s/>MeanTi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Return</text:p>
          </table:table-cell>
          <table:table-cell office:value-type="string" calcext:value-type="string">
            <text:p><text:s/>TotalTime</text:p>
          </table:table-cell>
          <table:table-cell office:value-type="float" office:value="33360459751" calcext:value-type="float">
            <text:p>33360459751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EchoS</text:p>
          </table:table-cell>
          <table:table-cell office:value-type="string" calcext:value-type="string">
            <text:p><text:s/>TotalTime</text:p>
          </table:table-cell>
          <table:table-cell office:value-type="float" office:value="120468" calcext:value-type="float">
            <text:p>120468</text:p>
          </table:table-cell>
          <table:table-cell office:value-type="string" calcext:value-type="string">
            <text:p><text:s/>MeanTime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Jump</text:p>
          </table:table-cell>
          <table:table-cell office:value-type="string" calcext:value-type="string">
            <text:p><text:s/>TotalTime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<text:s/>MeanTim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← weniger jumps, weil die wirklich nur bei der schleife verwendet werden müssen (die jumps in den ifs werden nie ausgeführt weil davor immer ein return is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pProgEntry</text:p>
          </table:table-cell>
          <table:table-cell office:value-type="string" calcext:value-type="string">
            <text:p><text:s/>Total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Mean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Lt</text:p>
          </table:table-cell>
          <table:table-cell office:value-type="string" calcext:value-type="string">
            <text:p><text:s/>TotalTime</text:p>
          </table:table-cell>
          <table:table-cell office:value-type="float" office:value="36074665212" calcext:value-type="float">
            <text:p>36074665212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FuncEntry</text:p>
          </table:table-cell>
          <table:table-cell office:value-type="string" calcext:value-type="string">
            <text:p><text:s/>TotalTime</text:p>
          </table:table-cell>
          <table:table-cell office:value-type="float" office:value="29215904939" calcext:value-type="float">
            <text:p>29215904939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EchoI</text:p>
          </table:table-cell>
          <table:table-cell office:value-type="string" calcext:value-type="string">
            <text:p><text:s/>TotalTime</text:p>
          </table:table-cell>
          <table:table-cell office:value-type="float" office:value="257284" calcext:value-type="float">
            <text:p>257284</text:p>
          </table:table-cell>
          <table:table-cell office:value-type="string" calcext:value-type="string">
            <text:p><text:s/>MeanTime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Add</text:p>
          </table:table-cell>
          <table:table-cell office:value-type="string" calcext:value-type="string">
            <text:p><text:s/>TotalTime</text:p>
          </table:table-cell>
          <table:table-cell office:value-type="float" office:value="16356926822" calcext:value-type="float">
            <text:p>16356926822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Subt</text:p>
          </table:table-cell>
          <table:table-cell office:value-type="string" calcext:value-type="string">
            <text:p><text:s/>TotalTime</text:p>
          </table:table-cell>
          <table:table-cell office:value-type="float" office:value="32869243409" calcext:value-type="float">
            <text:p>32869243409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Zur analyse: Je weniger ein Befehl aufgerufen wird, desto länger ist die mean-time (nach der zeit werden sie schneller)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52 24157817 39088169 63245986 102334155 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409.471208</text:p>
          </table:table-cell>
          <table:table-cell office:value-type="float" office:value="0.000038" calcext:value-type="float">
            <text:p>0,000038</text:p>
          </table:table-cell>
          <table:table-cell table:formula="of:=[.D77]*1000*1000" office:value-type="float" office:value="38" calcext:value-type="float">
            <text:p>38</text:p>
          </table:table-cell>
          <table:table-cell/>
          <table:table-cell office:value-type="float" office:value="1339571477" calcext:value-type="float">
            <text:p>133957147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4651</text:p>
          </table:table-cell>
          <table:table-cell office:value-type="float" office:value="0.000113" calcext:value-type="float">
            <text:p>0,000113</text:p>
          </table:table-cell>
          <table:table-cell table:formula="of:=[.D78]*1000*1000" office:value-type="float" office:value="113" calcext:value-type="float">
            <text:p>11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3492.597936</text:p>
          </table:table-cell>
          <table:table-cell office:value-type="float" office:value="0.000041" calcext:value-type="float">
            <text:p>0,000041</text:p>
          </table:table-cell>
          <table:table-cell table:formula="of:=[.D79]*1000*1000" office:value-type="float" office:value="41" calcext:value-type="float">
            <text:p>41</text:p>
          </table:table-cell>
          <table:table-cell/>
          <table:table-cell office:value-type="float" office:value="1071657181" calcext:value-type="float">
            <text:p>107165718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74220</text:p>
          </table:table-cell>
          <table:table-cell office:value-type="float" office:value="0.001856" calcext:value-type="float">
            <text:p>0,001856</text:p>
          </table:table-cell>
          <table:table-cell table:formula="of:=[.D80]*1000*1000" office:value-type="float" office:value="1856" calcext:value-type="float">
            <text:p>185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208</text:p>
          </table:table-cell>
          <table:table-cell office:value-type="float" office:value="0.000208" calcext:value-type="float">
            <text:p>0,000208</text:p>
          </table:table-cell>
          <table:table-cell table:formula="of:=[.D81]*1000*1000" office:value-type="float" office:value="208" calcext:value-type="float">
            <text:p>2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113.037110</text:p>
          </table:table-cell>
          <table:table-cell office:value-type="float" office:value="0.000041" calcext:value-type="float">
            <text:p>0,000041</text:p>
          </table:table-cell>
          <table:table-cell table:formula="of:=[.D82]*1000*1000" office:value-type="float" office:value="41" calcext:value-type="float">
            <text:p>41</text:p>
          </table:table-cell>
          <table:table-cell/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2136.029877</text:p>
          </table:table-cell>
          <table:table-cell office:value-type="float" office:value="0.000041" calcext:value-type="float">
            <text:p>0,000041</text:p>
          </table:table-cell>
          <table:table-cell table:formula="of:=[.D83]*1000*1000" office:value-type="float" office:value="41" calcext:value-type="float">
            <text:p>41</text:p>
          </table:table-cell>
          <table:table-cell/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240391</text:p>
          </table:table-cell>
          <table:table-cell office:value-type="float" office:value="0.00601" calcext:value-type="float">
            <text:p>0,00601</text:p>
          </table:table-cell>
          <table:table-cell table:formula="of:=[.D84]*1000*1000" office:value-type="float" office:value="6010" calcext:value-type="float">
            <text:p>60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2486.125847</text:p>
          </table:table-cell>
          <table:table-cell office:value-type="float" office:value="0.000042" calcext:value-type="float">
            <text:p>0,000042</text:p>
          </table:table-cell>
          <table:table-cell table:formula="of:=[.D85]*1000*1000" office:value-type="float" office:value="42" calcext:value-type="float">
            <text:p>42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1190.184359</text:p>
          </table:table-cell>
          <table:table-cell office:value-type="float" office:value="0.00004" calcext:value-type="float">
            <text:p>0,00004</text:p>
          </table:table-cell>
          <table:table-cell table:formula="of:=[.D86]*1000*1000" office:value-type="float" office:value="40" calcext:value-type="float">
            <text:p>40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.004428</text:p>
          </table:table-cell>
          <table:table-cell office:value-type="float" office:value="0.000108" calcext:value-type="float">
            <text:p>0,000108</text:p>
          </table:table-cell>
          <table:table-cell table:formula="of:=[.D87]*1000*1000" office:value-type="float" office:value="108" calcext:value-type="float">
            <text:p>10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8806.920621</text:p>
          </table:table-cell>
          <table:table-cell office:value-type="float" office:value="0.000054" calcext:value-type="float">
            <text:p>0,000054</text:p>
          </table:table-cell>
          <table:table-cell table:formula="of:=[.D88]*1000*1000" office:value-type="float" office:value="54" calcext:value-type="float">
            <text:p>54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4554.386275</text:p>
          </table:table-cell>
          <table:table-cell office:value-type="float" office:value="0.000046" calcext:value-type="float">
            <text:p>0,000046</text:p>
          </table:table-cell>
          <table:table-cell table:formula="of:=[.D89]*1000*1000" office:value-type="float" office:value="46" calcext:value-type="float">
            <text:p>46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0078.122029</text:p>
          </table:table-cell>
          <table:table-cell office:value-type="float" office:value="0.000037" calcext:value-type="float">
            <text:p>0,000037</text:p>
          </table:table-cell>
          <table:table-cell table:formula="of:=[.D90]*1000*1000" office:value-type="float" office:value="37" calcext:value-type="float">
            <text:p>37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rgebnis C (andere Messungsmeth.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mandCode</text:p>
          </table:table-cell>
          <table:table-cell/>
          <table:table-cell office:value-type="string" calcext:value-type="string">
            <text:p>Zeit total (in ms)</text:p>
          </table:table-cell>
          <table:table-cell/>
          <table:table-cell office:value-type="string" calcext:value-type="string">
            <text:p>Teit mean in MS</text:p>
          </table:table-cell>
          <table:table-cell/>
          <table:table-cell office:value-type="string" calcext:value-type="string">
            <text:p>Anzahl der Aufrufe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91942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957797" calcext:value-type="float">
            <text:p>95779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470.274670</text:p>
          </table:table-cell>
          <table:table-cell/>
          <table:table-cell office:value-type="string" calcext:value-type="string">
            <text:p>0.000038</text:p>
          </table:table-cell>
          <table:table-cell/>
          <table:table-cell office:value-type="float" office:value="65809652" calcext:value-type="float">
            <text:p>65809652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269.658349</text:p>
          </table:table-cell>
          <table:table-cell/>
          <table:table-cell office:value-type="string" calcext:value-type="string">
            <text:p>0.000043</text:p>
          </table:table-cell>
          <table:table-cell/>
          <table:table-cell office:value-type="float" office:value="263884877" calcext:value-type="float">
            <text:p>263884877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239706</text:p>
          </table:table-cell>
          <table:table-cell/>
          <table:table-cell office:value-type="string" calcext:value-type="string">
            <text:p>0.00019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.688603</text:p>
          </table:table-cell>
          <table:table-cell/>
          <table:table-cell office:value-type="string" calcext:value-type="string">
            <text:p>0.000033</text:p>
          </table:table-cell>
          <table:table-cell/>
          <table:table-cell office:value-type="float" office:value="790304" calcext:value-type="float">
            <text:p>790304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7.24450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81547" calcext:value-type="float">
            <text:p>681547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570.984432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4989353" calcext:value-type="float">
            <text:p>64989353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602728</text:p>
          </table:table-cell>
          <table:table-cell/>
          <table:table-cell office:value-type="string" calcext:value-type="string">
            <text:p>0.00048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610.77236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5106854" calcext:value-type="float">
            <text:p>65106854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2.890172</text:p>
          </table:table-cell>
          <table:table-cell/>
          <table:table-cell office:value-type="string" calcext:value-type="string">
            <text:p>0.000041</text:p>
          </table:table-cell>
          <table:table-cell/>
          <table:table-cell office:value-type="float" office:value="810301" calcext:value-type="float">
            <text:p>810301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.261507</text:p>
          </table:table-cell>
          <table:table-cell/>
          <table:table-cell office:value-type="string" calcext:value-type="string">
            <text:p>0.000044</text:p>
          </table:table-cell>
          <table:table-cell/>
          <table:table-cell office:value-type="float" office:value="235002" calcext:value-type="float">
            <text:p>235002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923.378905</text:p>
          </table:table-cell>
          <table:table-cell/>
          <table:table-cell office:value-type="string" calcext:value-type="string">
            <text:p>0.000029</text:p>
          </table:table-cell>
          <table:table-cell/>
          <table:table-cell office:value-type="float" office:value="66162155" calcext:value-type="float">
            <text:p>66162155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355.175300</text:p>
          </table:table-cell>
          <table:table-cell/>
          <table:table-cell office:value-type="string" calcext:value-type="string">
            <text:p>0.000036</text:p>
          </table:table-cell>
          <table:table-cell/>
          <table:table-cell office:value-type="float" office:value="65779660" calcext:value-type="float">
            <text:p>65779660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.969752</text:p>
          </table:table-cell>
          <table:table-cell/>
          <table:table-cell office:value-type="string" calcext:value-type="string">
            <text:p>0.000102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.167151</text:p>
          </table:table-cell>
          <table:table-cell/>
          <table:table-cell office:value-type="string" calcext:value-type="string">
            <text:p>0.000045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6.350181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</table:table>
      <table:table table:name="Tabelle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.00.0000</text:date>, <text:time style:data-style-name="N2" text:time-value="15:05:42.6698863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46:26.061515698</meta:creation-date>
    <dc:date>2018-06-08T17:43:44.330651176</dc:date>
    <meta:editing-duration>PT7H25M23S</meta:editing-duration>
    <meta:editing-cycles>23</meta:editing-cycles>
    <meta:generator>LibreOffice/5.1.6.2$Linux_X86_64 LibreOffice_project/10m0$Build-2</meta:generator>
    <meta:document-statistic meta:table-count="2" meta:cell-count="437" meta:object-count="0"/>
  </office:meta>
</office:document-meta>
</file>